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Text_20_body" style:list-style-name="L11">
      <style:text-properties fo:font-size="6pt" style:font-size-asian="5.25pt" style:font-size-complex="6pt"/>
    </style:style>
    <style:style style:name="P17" style:family="paragraph" style:parent-style-name="Text_20_body" style:list-style-name="L12">
      <style:text-properties fo:font-size="6pt" style:font-size-asian="5.25pt" style:font-size-complex="6pt"/>
    </style:style>
    <style:style style:name="P18" style:family="paragraph" style:parent-style-name="Text_20_body" style:list-style-name="L13">
      <style:text-properties fo:font-size="6pt" style:font-size-asian="5.25pt" style:font-size-complex="6pt"/>
    </style:style>
    <style:style style:name="P19" style:family="paragraph" style:parent-style-name="Text_20_body" style:list-style-name="L14">
      <style:text-properties fo:font-size="6pt" style:font-size-asian="5.25pt" style:font-size-complex="6pt"/>
    </style:style>
    <style:style style:name="P20" style:family="paragraph" style:parent-style-name="Text_20_body" style:list-style-name="L15">
      <style:text-properties fo:font-size="6pt" style:font-size-asian="5.25pt" style:font-size-complex="6pt"/>
    </style:style>
    <style:style style:name="P21" style:family="paragraph" style:parent-style-name="Text_20_body" style:list-style-name="L16">
      <style:text-properties fo:font-size="6pt" style:font-size-asian="5.25pt" style:font-size-complex="6pt"/>
    </style:style>
    <style:style style:name="P22" style:family="paragraph" style:parent-style-name="Text_20_body" style:list-style-name="L17">
      <style:text-properties fo:font-size="6pt" style:font-size-asian="5.25pt" style:font-size-complex="6pt"/>
    </style:style>
    <style:style style:name="P23" style:family="paragraph" style:parent-style-name="Text_20_body" style:list-style-name="L18">
      <style:text-properties fo:font-size="6pt" style:font-size-asian="5.25pt" style:font-size-complex="6pt"/>
    </style:style>
    <style:style style:name="P24" style:family="paragraph" style:parent-style-name="Text_20_body" style:list-style-name="L19">
      <style:text-properties fo:font-size="6pt" style:font-size-asian="5.25pt" style:font-size-complex="6pt"/>
    </style:style>
    <style:style style:name="P25" style:family="paragraph" style:parent-style-name="Text_20_body" style:list-style-name="L20">
      <style:text-properties fo:font-size="6pt" style:font-size-asian="5.25pt" style:font-size-complex="6pt"/>
    </style:style>
    <style:style style:name="P26" style:family="paragraph" style:parent-style-name="Text_20_body" style:list-style-name="L21">
      <style:text-properties fo:font-size="6pt" style:font-size-asian="5.25pt" style:font-size-complex="6pt"/>
    </style:style>
    <style:style style:name="P27" style:family="paragraph" style:parent-style-name="Text_20_body" style:list-style-name="L22">
      <style:text-properties fo:font-size="6pt" style:font-size-asian="5.25pt" style:font-size-complex="6pt"/>
    </style:style>
    <style:style style:name="P28" style:family="paragraph" style:parent-style-name="Text_20_body" style:list-style-name="L23">
      <style:text-properties fo:font-size="6pt" style:font-size-asian="5.25pt" style:font-size-complex="6pt"/>
    </style:style>
    <style:style style:name="P29" style:family="paragraph" style:parent-style-name="Text_20_body" style:list-style-name="L24">
      <style:text-properties fo:font-size="6pt" style:font-size-asian="5.25pt" style:font-size-complex="6pt"/>
    </style:style>
    <style:style style:name="P30" style:family="paragraph" style:parent-style-name="Text_20_body" style:list-style-name="L25">
      <style:text-properties fo:font-size="6pt" style:font-size-asian="5.25pt" style:font-size-complex="6pt"/>
    </style:style>
    <style:style style:name="P31" style:family="paragraph" style:parent-style-name="Text_20_body" style:list-style-name="L26">
      <style:text-properties fo:font-size="6pt" style:font-size-asian="5.25pt" style:font-size-complex="6pt"/>
    </style:style>
    <style:style style:name="P32" style:family="paragraph" style:parent-style-name="Text_20_body" style:list-style-name="L27">
      <style:text-properties fo:font-size="6pt" style:font-size-asian="5.25pt" style:font-size-complex="6pt"/>
    </style:style>
    <style:style style:name="P33" style:family="paragraph" style:parent-style-name="Text_20_body" style:list-style-name="L28">
      <style:text-properties fo:font-size="6pt" style:font-size-asian="5.25pt" style:font-size-complex="6pt"/>
    </style:style>
    <style:style style:name="P34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 — MASTER PATENT &amp; LEGAL STRATEGY DOCUMENT</text:span></text:h>
      <text:h text:style-name="P2" text:outline-level="2"><text:span text:style-name="Strong_20_Emphasis">SECTION 11 — Risk Mitigation, Legal Defensibility, and Patent Enforcement Strategy</text:span></text:h>
      <text:p text:style-name="P3"><text:span text:style-name="Strong_20_Emphasis">Inventor: Meir Niv</text:span></text:p>
      <text:p text:style-name="P3">This section ensures RoboChef’s patent framework is <text:span text:style-name="Strong_20_Emphasis">defensible</text:span>, <text:span text:style-name="Strong_20_Emphasis">enforceable</text:span>, and <text:span text:style-name="Strong_20_Emphasis">strategically protected</text:span>, both in the U.S. and globally.</text:p>
      <text:p text:style-name="P4"/>
      <text:h text:style-name="P1" text:outline-level="1"><text:span text:style-name="Strong_20_Emphasis">11.1 Overview of Risk Categories</text:span></text:h>
      <text:p text:style-name="P3">RoboChef faces five main risk types:</text:p>
      <text:h text:style-name="P5" text:outline-level="3"><text:span text:style-name="Strong_20_Emphasis">(1) Legal &amp; IP Risks</text:span></text:h>
      <text:p text:style-name="P3">Competitors attempting to:</text:p>
      <text:list text:style-name="L1">
        <text:list-item>
          <text:p text:style-name="P6">bypass AEC code</text:p>
        </text:list-item>
        <text:list-item>
          <text:p text:style-name="P6">counterfeit capsules</text:p>
        </text:list-item>
        <text:list-item>
          <text:p text:style-name="P6">claim prior art</text:p>
        </text:list-item>
        <text:list-item>
          <text:p text:style-name="P6">build unlicensed clones</text:p>
        </text:list-item>
        <text:list-item>
          <text:p text:style-name="P6">reuse sealed packets</text:p>
        </text:list-item>
      </text:list>
      <text:h text:style-name="P5" text:outline-level="3"><text:span text:style-name="Strong_20_Emphasis">(2) Technical Risks</text:span></text:h>
      <text:list text:style-name="L2">
        <text:list-item>
          <text:p text:style-name="P7">AEC encryption compromised</text:p>
        </text:list-item>
        <text:list-item>
          <text:p text:style-name="P7">Humanoid fails to perform core operations</text:p>
        </text:list-item>
        <text:list-item>
          <text:p text:style-name="P7">Food safety / contamination events</text:p>
        </text:list-item>
      </text:list>
      <text:h text:style-name="P5" text:outline-level="3"><text:span text:style-name="Strong_20_Emphasis">(3) Operational Risks</text:span></text:h>
      <text:list text:style-name="L3">
        <text:list-item>
          <text:p text:style-name="P8">Vendor mistakes</text:p>
        </text:list-item>
        <text:list-item>
          <text:p text:style-name="P8">Robot arm malfunctions</text:p>
        </text:list-item>
        <text:list-item>
          <text:p text:style-name="P8">Capsule supply issues</text:p>
        </text:list-item>
      </text:list>
      <text:h text:style-name="P5" text:outline-level="3"><text:span text:style-name="Strong_20_Emphasis">(4) Commercial Risks</text:span></text:h>
      <text:list text:style-name="L4">
        <text:list-item>
          <text:p text:style-name="P9">Slow early adoption</text:p>
        </text:list-item>
        <text:list-item>
          <text:p text:style-name="P9">Vendor onboarding issues</text:p>
        </text:list-item>
        <text:list-item>
          <text:p text:style-name="P9">Hardware cost too high initially</text:p>
        </text:list-item>
      </text:list>
      <text:h text:style-name="P5" text:outline-level="3"><text:span text:style-name="Strong_20_Emphasis">(5) Regulatory Risks</text:span></text:h>
      <text:list text:style-name="L5">
        <text:list-item>
          <text:p text:style-name="P10">Food safety laws</text:p>
        </text:list-item>
        <text:list-item>
          <text:p text:style-name="P10">Automated kitchens in restaurants</text:p>
        </text:list-item>
        <text:list-item>
          <text:p text:style-name="P10">EU and Asian robotics safety standards</text:p>
        </text:list-item>
      </text:list>
      <text:p text:style-name="P3">The goal of Section 11 is to eliminate, address, or reduce all of these.</text:p>
      <text:p text:style-name="P4"/>
      <text:h text:style-name="P1" text:outline-level="1"><text:span text:style-name="Strong_20_Emphasis">11.2 Legal Defensibility of Patent (Core)</text:span></text:h>
      <text:p text:style-name="P3">Your invention has <text:span text:style-name="Strong_20_Emphasis">three distinct, defendable pillars</text:span>:</text:p>
      <text:p text:style-name="P4"/>
      <text:h text:style-name="P2" text:outline-level="2"><text:span text:style-name="Strong_20_Emphasis">11.2.1 Pillar 1 — AEC "Encrypted Ingredient Authorization" Patent</text:span></text:h>
      <text:p text:style-name="P3">This is the most defensible and most valuable part.</text:p>
      <text:p text:style-name="P3">AEC system is patented as:</text:p>
      <text:list text:style-name="L6">
        <text:list-item>
          <text:p text:style-name="P11"><text:span text:style-name="Strong_20_Emphasis">Digital rights management (DRM) for food</text:span></text:p>
        </text:list-item>
        <text:list-item>
          <text:p text:style-name="P11"><text:span text:style-name="Strong_20_Emphasis">A rotating encryption key system</text:span></text:p>
        </text:list-item>
        <text:list-item>
          <text:p text:style-name="P11"><text:soft-page-break/><text:span text:style-name="Strong_20_Emphasis">A machine-only interface for acceptance or rejection of ingredients</text:span></text:p>
        </text:list-item>
        <text:list-item>
          <text:p text:style-name="P11"><text:span text:style-name="Strong_20_Emphasis">A business model tied to licensing codes</text:span></text:p>
        </text:list-item>
      </text:list>
      <text:p text:style-name="P3">This is nearly impossible for competitors to bypass without <text:span text:style-name="Strong_20_Emphasis">literally infringing</text:span> the patent.</text:p>
      <text:p text:style-name="P3">Your system is structurally similar to:</text:p>
      <text:list text:style-name="L7">
        <text:list-item>
          <text:p text:style-name="P12">Nespresso DRM</text:p>
        </text:list-item>
        <text:list-item>
          <text:p text:style-name="P12">Coffee pods with chips</text:p>
        </text:list-item>
        <text:list-item>
          <text:p text:style-name="P12">Printer cartridges with chips</text:p>
        </text:list-item>
      </text:list>
      <text:p text:style-name="P3">Except RoboChef applies <text:span text:style-name="Strong_20_Emphasis">cryptographic enforcement</text:span>, making it <text:span text:style-name="Strong_20_Emphasis">stronger</text:span>.</text:p>
      <text:p text:style-name="P3"><text:span text:style-name="Strong_20_Emphasis">Defensibility strength:</text:span> ⭐⭐⭐⭐⭐ (maximum)</text:p>
      <text:p text:style-name="P4"/>
      <text:h text:style-name="P2" text:outline-level="2"><text:span text:style-name="Strong_20_Emphasis">11.2.2 Pillar 2 — Humanoid Embodiment (Optional Form Claim)</text:span></text:h>
      <text:p text:style-name="P3">The humanoid is protected by claiming:</text:p>
      <text:list text:style-name="L8">
        <text:list-item>
          <text:p text:style-name="P13">A humanoid robot that performs kitchen tasks</text:p>
        </text:list-item>
        <text:list-item>
          <text:p text:style-name="P13">Using standard household appliances</text:p>
        </text:list-item>
        <text:list-item>
          <text:p text:style-name="P13">With movements modeled on human chef workflows</text:p>
        </text:list-item>
        <text:list-item>
          <text:p text:style-name="P13">Performing tasks under guidance of cloud AI</text:p>
        </text:list-item>
        <text:list-item>
          <text:p text:style-name="P13">Enforcing encrypted ingredient validation</text:p>
        </text:list-item>
      </text:list>
      <text:p text:style-name="P3">This protects:</text:p>
      <text:list text:style-name="L9">
        <text:list-item>
          <text:p text:style-name="P14">all humanoids cooking meals</text:p>
        </text:list-item>
        <text:list-item>
          <text:p text:style-name="P14">that rely on encrypted input packages</text:p>
        </text:list-item>
        <text:list-item>
          <text:p text:style-name="P14">that follow AI recipe workflows</text:p>
        </text:list-item>
      </text:list>
      <text:p text:style-name="P3"><text:span text:style-name="Strong_20_Emphasis">Defensibility strength:</text:span> ⭐⭐⭐⭐☆</text:p>
      <text:p text:style-name="P3">(Competitors can build humanoids, but not with your food authorization + humanoid cooking combo workflow.)</text:p>
      <text:p text:style-name="P4"/>
      <text:h text:style-name="P2" text:outline-level="2"><text:span text:style-name="Strong_20_Emphasis">11.2.3 Pillar 3 — Software + Cloud Ecosystem (Method Claims)</text:span></text:h>
      <text:p text:style-name="P3">These include:</text:p>
      <text:list text:style-name="L10">
        <text:list-item>
          <text:p text:style-name="P15">AI-based recipe adaptation</text:p>
        </text:list-item>
        <text:list-item>
          <text:p text:style-name="P15">Dietary personalization</text:p>
        </text:list-item>
        <text:list-item>
          <text:p text:style-name="P15">User preference learning</text:p>
        </text:list-item>
        <text:list-item>
          <text:p text:style-name="P15">Feedback → training loop</text:p>
        </text:list-item>
        <text:list-item>
          <text:p text:style-name="P15">Cloud-to-kitchen command system</text:p>
        </text:list-item>
      </text:list>
      <text:p text:style-name="P3">This creates:</text:p>
      <text:list text:style-name="L11">
        <text:list-item>
          <text:p text:style-name="P16">A method patent</text:p>
        </text:list-item>
        <text:list-item>
          <text:p text:style-name="P16">A system patent</text:p>
        </text:list-item>
        <text:list-item>
          <text:p text:style-name="P16">And a UX workflow patent</text:p>
        </text:list-item>
      </text:list>
      <text:p text:style-name="P3"><text:span text:style-name="Strong_20_Emphasis">Defensibility strength:</text:span> ⭐⭐⭐⭐⭐<text:line-break/>(Software + system methods are enforceable internationally.)</text:p>
      <text:p text:style-name="P4"/>
      <text:h text:style-name="P1" text:outline-level="1"><text:span text:style-name="Strong_20_Emphasis">11.3 Patent Enforcement Strategy (U.S. and International)</text:span></text:h>
      <text:h text:style-name="P5" text:outline-level="3"><text:span text:style-name="Strong_20_Emphasis">PHASE 1: U.S. First Filing</text:span></text:h>
      <text:p text:style-name="P3">You file:</text:p>
      <text:list text:style-name="L12">
        <text:list-item>
          <text:p text:style-name="P17"><text:span text:style-name="Strong_20_Emphasis">Utility Patent</text:span></text:p>
        </text:list-item>
        <text:list-item>
          <text:p text:style-name="P17"><text:span text:style-name="Strong_20_Emphasis">Provisional + Non-Provisional</text:span></text:p>
        </text:list-item>
        <text:list-item>
          <text:p text:style-name="P17"><text:soft-page-break/><text:span text:style-name="Strong_20_Emphasis">Method + System + Device claims</text:span></text:p>
        </text:list-item>
      </text:list>
      <text:p text:style-name="P3">After 12 months:</text:p>
      <text:list text:style-name="L13">
        <text:list-item>
          <text:p text:style-name="P18">File <text:span text:style-name="Strong_20_Emphasis">PCT (World Patent)</text:span></text:p>
        </text:list-item>
        <text:list-item>
          <text:p text:style-name="P18">Select regions: US, EU, China, Japan, Korea, Israel.</text:p>
        </text:list-item>
      </text:list>
      <text:h text:style-name="P5" text:outline-level="3"><text:span text:style-name="Strong_20_Emphasis">PHASE 2: Monitoring &amp; Enforcement</text:span></text:h>
      <text:p text:style-name="P3">We put systems to detect:</text:p>
      <text:list text:style-name="L14">
        <text:list-item>
          <text:p text:style-name="P19">copycat humanoid robots</text:p>
        </text:list-item>
        <text:list-item>
          <text:p text:style-name="P19">non-authorized food vendors</text:p>
        </text:list-item>
        <text:list-item>
          <text:p text:style-name="P19">counterfeit capsules</text:p>
        </text:list-item>
        <text:list-item>
          <text:p text:style-name="P19">hacked AEC codes</text:p>
        </text:list-item>
      </text:list>
      <text:p text:style-name="P3">Use:</text:p>
      <text:list text:style-name="L15">
        <text:list-item>
          <text:p text:style-name="P20">Monitoring agencies</text:p>
        </text:list-item>
        <text:list-item>
          <text:p text:style-name="P20">Blockchain signing of approved vendors</text:p>
        </text:list-item>
        <text:list-item>
          <text:p text:style-name="P20">Forensics to trace capsule origin</text:p>
        </text:list-item>
      </text:list>
      <text:h text:style-name="P5" text:outline-level="3"><text:span text:style-name="Strong_20_Emphasis">PHASE 3: Cease &amp; Desist + Licensing Offers</text:span></text:h>
      <text:p text:style-name="P3">We don’t jump to lawsuits immediately — instead:</text:p>
      <text:list text:style-name="L16">
        <text:list-item>
          <text:p text:style-name="P21"><text:span text:style-name="Strong_20_Emphasis">Send notice of infringement</text:span></text:p>
        </text:list-item>
        <text:list-item>
          <text:p text:style-name="P21"><text:span text:style-name="Strong_20_Emphasis">Offer licensing deal</text:span></text:p>
        </text:list-item>
        <text:list-item>
          <text:p text:style-name="P21"><text:span text:style-name="Strong_20_Emphasis">Charge premium for late licensing</text:span></text:p>
        </text:list-item>
        <text:list-item>
          <text:p text:style-name="P21">If competitor resists → escalate</text:p>
        </text:list-item>
      </text:list>
      <text:h text:style-name="P5" text:outline-level="3"><text:span text:style-name="Strong_20_Emphasis">PHASE 4: Strategic Litigation (If Needed)</text:span></text:h>
      <text:list text:style-name="L17">
        <text:list-item>
          <text:p text:style-name="P22">File suit in US or EU where damages are highest</text:p>
        </text:list-item>
        <text:list-item>
          <text:p text:style-name="P22">Seek injunction on any unlicensed seller</text:p>
        </text:list-item>
        <text:list-item>
          <text:p text:style-name="P22">Request damages for every capsule sold</text:p>
        </text:list-item>
      </text:list>
      <text:p text:style-name="P3">This works especially well because:</text:p>
      <text:list text:style-name="L18">
        <text:list-item>
          <text:p text:style-name="P23">Capsules = recurring revenue</text:p>
        </text:list-item>
        <text:list-item>
          <text:p text:style-name="P23">Every instance = damages × millions</text:p>
        </text:list-item>
      </text:list>
      <text:p text:style-name="P4"/>
      <text:h text:style-name="P1" text:outline-level="1"><text:span text:style-name="Strong_20_Emphasis">11.4 Technical Risk Mitigation</text:span></text:h>
      <text:h text:style-name="P5" text:outline-level="3"><text:span text:style-name="Strong_20_Emphasis">AEC Security Risks</text:span></text:h>
      <text:p text:style-name="P3">Mitigation:</text:p>
      <text:list text:style-name="L19">
        <text:list-item>
          <text:p text:style-name="P24">Daily rotating encryption</text:p>
        </text:list-item>
        <text:list-item>
          <text:p text:style-name="P24">Encrypted signing keys inside robot secure enclave</text:p>
        </text:list-item>
        <text:list-item>
          <text:p text:style-name="P24">Tamper-resistant hardware</text:p>
        </text:list-item>
        <text:list-item>
          <text:p text:style-name="P24">Cloud verification fallback</text:p>
        </text:list-item>
      </text:list>
      <text:h text:style-name="P5" text:outline-level="3"><text:span text:style-name="Strong_20_Emphasis">Robot &amp; Humanoid Reliability</text:span></text:h>
      <text:p text:style-name="P3">Mitigation:</text:p>
      <text:list text:style-name="L20">
        <text:list-item>
          <text:p text:style-name="P25">Redundant sensors</text:p>
        </text:list-item>
        <text:list-item>
          <text:p text:style-name="P25">Self-diagnostic system</text:p>
        </text:list-item>
        <text:list-item>
          <text:p text:style-name="P25">Cloud-pushed patches</text:p>
        </text:list-item>
        <text:list-item>
          <text:p text:style-name="P25">Vendor replacement warranties</text:p>
        </text:list-item>
      </text:list>
      <text:h text:style-name="P5" text:outline-level="3"><text:soft-page-break/><text:span text:style-name="Strong_20_Emphasis">Data/Food Safety Risks</text:span></text:h>
      <text:p text:style-name="P3">Mitigation:</text:p>
      <text:list text:style-name="L21">
        <text:list-item>
          <text:p text:style-name="P26">Capsule sterilization certification</text:p>
        </text:list-item>
        <text:list-item>
          <text:p text:style-name="P26">Robot sanitation automated routines</text:p>
        </text:list-item>
        <text:list-item>
          <text:p text:style-name="P26">FIFO storage audit</text:p>
        </text:list-item>
      </text:list>
      <text:p text:style-name="P4"/>
      <text:h text:style-name="P1" text:outline-level="1"><text:span text:style-name="Strong_20_Emphasis">11.5 Business Risk Mitigation</text:span></text:h>
      <text:h text:style-name="P5" text:outline-level="3"><text:span text:style-name="Strong_20_Emphasis">High Hardware Cost Mitigation</text:span></text:h>
      <text:list text:style-name="L22">
        <text:list-item>
          <text:p text:style-name="P27">Lease model</text:p>
        </text:list-item>
        <text:list-item>
          <text:p text:style-name="P27">Financing plans</text:p>
        </text:list-item>
        <text:list-item>
          <text:p text:style-name="P27">Restaurant subscription model</text:p>
        </text:list-item>
      </text:list>
      <text:h text:style-name="P5" text:outline-level="3"><text:span text:style-name="Strong_20_Emphasis">Vendor Reliance Risks</text:span></text:h>
      <text:list text:style-name="L23">
        <text:list-item>
          <text:p text:style-name="P28">Multiple global suppliers</text:p>
        </text:list-item>
        <text:list-item>
          <text:p text:style-name="P28">In-house emergency capsule production</text:p>
        </text:list-item>
        <text:list-item>
          <text:p text:style-name="P28">Vendor certification program</text:p>
        </text:list-item>
      </text:list>
      <text:h text:style-name="P5" text:outline-level="3"><text:span text:style-name="Strong_20_Emphasis">Slow Adoption Risk</text:span></text:h>
      <text:list text:style-name="L24">
        <text:list-item>
          <text:p text:style-name="P29">Target niche markets first (busy families, elderly, fitness)</text:p>
        </text:list-item>
        <text:list-item>
          <text:p text:style-name="P29">Celebrity chefs onboard early</text:p>
        </text:list-item>
        <text:list-item>
          <text:p text:style-name="P29">Convenience + safety marketing</text:p>
        </text:list-item>
      </text:list>
      <text:p text:style-name="P4"/>
      <text:h text:style-name="P1" text:outline-level="1"><text:span text:style-name="Strong_20_Emphasis">11.6 Regulatory Strategy</text:span></text:h>
      <text:h text:style-name="P5" text:outline-level="3"><text:span text:style-name="Strong_20_Emphasis">U.S. (FDA + OSHA)</text:span></text:h>
      <text:list text:style-name="L25">
        <text:list-item>
          <text:p text:style-name="P30">Capsules = "sealed food items"</text:p>
        </text:list-item>
        <text:list-item>
          <text:p text:style-name="P30">Humanoid appliances = “commercial kitchen equipment”</text:p>
        </text:list-item>
        <text:list-item>
          <text:p text:style-name="P30">Safety certification via UL + NSF</text:p>
        </text:list-item>
      </text:list>
      <text:h text:style-name="P5" text:outline-level="3"><text:span text:style-name="Strong_20_Emphasis">EU</text:span></text:h>
      <text:list text:style-name="L26">
        <text:list-item>
          <text:p text:style-name="P31">CE marking</text:p>
        </text:list-item>
        <text:list-item>
          <text:p text:style-name="P31">Food safety compliance</text:p>
        </text:list-item>
        <text:list-item>
          <text:p text:style-name="P31">Robotics directive compliance</text:p>
        </text:list-item>
      </text:list>
      <text:h text:style-name="P5" text:outline-level="3"><text:span text:style-name="Strong_20_Emphasis">Asia</text:span></text:h>
      <text:list text:style-name="L27">
        <text:list-item>
          <text:p text:style-name="P32">Japan: Robotics kitchens booming</text:p>
        </text:list-item>
        <text:list-item>
          <text:p text:style-name="P32">China: Largest humanoid manufacturer</text:p>
        </text:list-item>
        <text:list-item>
          <text:p text:style-name="P32">Korea: Service robots accepted</text:p>
        </text:list-item>
      </text:list>
      <text:p text:style-name="P3">Compliance is manageable.</text:p>
      <text:p text:style-name="P4"/>
      <text:h text:style-name="P1" text:outline-level="1"><text:span text:style-name="Strong_20_Emphasis">11.7 Why RoboChef Is Extremely Hard to Copy</text:span></text:h>
      <text:p text:style-name="P3">To succeed, a competitor needs to replicate:</text:p>
      <text:list text:style-name="L28">
        <text:list-item>
          <text:p text:style-name="P33">the robot/humanoid</text:p>
        </text:list-item>
        <text:list-item>
          <text:p text:style-name="P33">the cooking system</text:p>
        </text:list-item>
        <text:list-item>
          <text:p text:style-name="P33">the entire cloud recipe system</text:p>
        </text:list-item>
        <text:list-item>
          <text:p text:style-name="P33"><text:soft-page-break/>the capsule supply chain</text:p>
        </text:list-item>
        <text:list-item>
          <text:p text:style-name="P33">the AEC code DRM system</text:p>
        </text:list-item>
        <text:list-item>
          <text:p text:style-name="P33">the vendor ecosystem</text:p>
        </text:list-item>
        <text:list-item>
          <text:p text:style-name="P33">the recurring revenue engine</text:p>
        </text:list-item>
        <text:list-item>
          <text:p text:style-name="P33">the global encryption infrastructure</text:p>
        </text:list-item>
        <text:list-item>
          <text:p text:style-name="P33">the humanoid + appliance choreography</text:p>
        </text:list-item>
        <text:list-item>
          <text:p text:style-name="P33">the food safety certifications</text:p>
        </text:list-item>
      </text:list>
      <text:p text:style-name="P3">This is <text:span text:style-name="Emphasis">10 different industries</text:span>.<text:line-break/>No startup can replicate it.<text:line-break/>Even Samsung or Amazon would need years.</text:p>
      <text:p text:style-name="P3">Because of the AEC system, they <text:span text:style-name="Strong_20_Emphasis">must</text:span> license from you.</text:p>
      <text:p text:style-name="P4"/>
      <text:h text:style-name="P1" text:outline-level="1"><text:span text:style-name="Strong_20_Emphasis">SECTION 11 COMPLETE</text:span></text:h>
      <text:p text:style-name="P3">The next section is the <text:span text:style-name="Strong_20_Emphasis">last and final</text:span> section of the Master Patent Document:</text:p>
      <text:h text:style-name="P5" text:outline-level="3"><text:span text:style-name="Strong_20_Emphasis">Section 12 — Claims (Draft Claims for Patent Filing)</text:span></text:h>
      <text:p text:style-name="P3">This gives you the <text:span text:style-name="Emphasis">actual legal claims</text:span> used when filing a patent.</text:p>
      <text:p text:style-name="P3">Whenever you're ready, say:<text:line-break/><text:span text:style-name="Strong_20_Emphasis">“Proceed with Section 12.”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3:58:19.002907500</meta:creation-date>
    <dc:date>2025-11-17T23:59:42.154080400</dc:date>
    <meta:editing-duration>PT1M23S</meta:editing-duration>
    <meta:editing-cycles>1</meta:editing-cycles>
    <meta:document-statistic meta:table-count="0" meta:image-count="0" meta:object-count="0" meta:page-count="5" meta:paragraph-count="167" meta:word-count="895" meta:character-count="5590" meta:non-whitespace-character-count="4955"/>
    <meta:generator>LibreOffice/25.8.2.2$Windows_X86_64 LibreOffice_project/d401f2107ccab8f924a8e2df40f573aab7605b6f</meta:generator>
  </office:meta>
</office:document-meta>
</file>